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Uwah... uwah...) &gt;_&lt; ...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really something...</text:p>
          </table:table-cell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aah!! The sand is... slipping under my feet...</text:p>
          </table:table-cell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 office:value-type="string">
            <text:p>Aaaaaaaahhh I'm faaaaalliiiiiiiiiiiinnnng!!!!</text:p>
          </table:table-cell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?!?!</text:p>
          </table:table-cell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e too, I'm startin' to slip!!</text:p>
          </table:table-cell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valley's... dragging us in...!</text:p>
          </table:table-cell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aahhh———!!</text:p>
          </table:table-cell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yaaaaaaa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